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cs" fo:country="CZ" fo:font-weight="bold" officeooo:rsid="00049e12" officeooo:paragraph-rsid="00049e1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s" fo:country="CZ" fo:font-weight="normal" officeooo:rsid="0003cb97" officeooo:paragraph-rsid="0003cb9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language="cs" fo:country="CZ" fo:font-weight="bold" officeooo:rsid="0003cb97" officeooo:paragraph-rsid="0003cb9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.5pt" fo:language="cs" fo:country="CZ" fo:font-weight="normal" officeooo:rsid="0005f175" officeooo:paragraph-rsid="0005f175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cs" fo:country="CZ" fo:font-weight="normal" officeooo:rsid="0003cb97" officeooo:paragraph-rsid="0003cb9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cs" fo:country="CZ" fo:font-weight="normal" officeooo:rsid="000702a7" officeooo:paragraph-rsid="0008912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cs" fo:country="CZ" fo:font-weight="normal" officeooo:rsid="000702a7" officeooo:paragraph-rsid="000702a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cs" fo:country="CZ" fo:font-weight="normal" officeooo:rsid="00049e12" officeooo:paragraph-rsid="0010a60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cs" fo:country="CZ" fo:font-weight="normal" officeooo:rsid="000e06af" officeooo:paragraph-rsid="000e06a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cs" fo:country="CZ" fo:font-weight="normal" officeooo:rsid="000e06af" officeooo:paragraph-rsid="000e06a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cs" fo:country="CZ" fo:font-weight="normal" officeooo:rsid="000f0b60" officeooo:paragraph-rsid="000f0b6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cs" fo:country="CZ" fo:font-weight="bold" officeooo:rsid="000e06af" officeooo:paragraph-rsid="000e06a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cs" fo:country="CZ" fo:font-weight="bold" officeooo:rsid="000e7b4f" officeooo:paragraph-rsid="000e7b4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cs" fo:country="CZ" fo:font-weight="bold" officeooo:rsid="00049e12" officeooo:paragraph-rsid="00049e1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cs" fo:country="CZ" fo:font-weight="bold" officeooo:rsid="0004b20e" officeooo:paragraph-rsid="0004b20e" style:font-weight-asian="bold" style:font-weight-complex="bold"/>
    </style:style>
    <style:style style:name="T1" style:family="text">
      <style:text-properties officeooo:rsid="00049e12"/>
    </style:style>
    <style:style style:name="T2" style:family="text">
      <style:text-properties fo:font-style="italic" officeooo:rsid="00049e12" style:font-style-asian="italic" style:font-style-complex="italic"/>
    </style:style>
    <style:style style:name="T3" style:family="text">
      <style:text-properties fo:font-style="italic" officeooo:rsid="000e7b4f" style:font-style-asian="italic" style:font-style-complex="italic"/>
    </style:style>
    <style:style style:name="T4" style:family="text">
      <style:text-properties officeooo:rsid="00069741"/>
    </style:style>
    <style:style style:name="T5" style:family="text">
      <style:text-properties officeooo:rsid="000702a7"/>
    </style:style>
    <style:style style:name="T6" style:family="text">
      <style:text-properties officeooo:rsid="00089125"/>
    </style:style>
    <style:style style:name="T7" style:family="text">
      <style:text-properties officeooo:rsid="000a2692"/>
    </style:style>
    <style:style style:name="T8" style:family="text">
      <style:text-properties officeooo:rsid="000c1899"/>
    </style:style>
    <style:style style:name="T9" style:family="text">
      <style:text-properties officeooo:rsid="000e06af"/>
    </style:style>
    <style:style style:name="T10" style:family="text">
      <style:text-properties officeooo:rsid="000e7b4f"/>
    </style:style>
    <style:style style:name="T11" style:family="text">
      <style:text-properties fo:font-style="normal" officeooo:rsid="000e7b4f" style:font-style-asian="normal" style:font-style-complex="normal"/>
    </style:style>
    <style:style style:name="T12" style:family="text">
      <style:text-properties fo:font-style="normal" officeooo:rsid="000f0b60" style:font-style-asian="normal" style:font-style-complex="normal"/>
    </style:style>
    <style:style style:name="T13" style:family="text">
      <style:text-properties officeooo:rsid="0010a602"/>
    </style:style>
    <style:style style:name="T14" style:family="text">
      <style:text-properties fo:font-size="13pt" officeooo:rsid="000a2692" style:font-size-asian="13pt" style:font-size-complex="13pt"/>
    </style:style>
    <style:style style:name="T15" style:family="text">
      <style:text-properties fo:font-size="12pt" officeooo:rsid="000a269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OS</text:p>
      <text:p text:style-name="P4">Jan Špecián, Martin Špetlík</text:p>
      <text:p text:style-name="P2"/>
      <text:p text:style-name="P1"/>
      <text:p text:style-name="P14">Graf</text:p>
      <text:p text:style-name="P5"><text:span text:style-name="T1"><text:tab/>V</text:span>rcholy <text:span text:style-name="T1">v sobě nesou označení stanice a čas odjezdu ze stanice nebo čas příjezdu do stanice. Například pro vstup </text:span><text:span text:style-name="T2">0 1 10 30</text:span><text:span text:style-name="T1">, je jeden vrchol (0,10) a druhý (1,40). Orientované hrany jsou ohodnoceny délkou trvání spojení mezi danými dvěma vrcholy. Hrany jsou přidány i mezi vrcholy, které mají stejné označení stanice, ale jejich časy jsou různé. Tyto hrany představují čekání ve stanici na další spoj. </text:span></text:p>
      <text:p text:style-name="P5"/>
      <text:p text:style-name="P13">Realizace</text:p>
      <text:p text:style-name="P5"><text:tab/>Program jsme se rozhodli realizovat v programovacím jazyce Java. <text:span text:style-name="T1">Při čtení ze standardního vstupu jsou jednotlivé spoje přidávány do dvourozměrného pole, které se dále zpracovává. Stejným způsobem se ukládají také dotazy na spojení. </text:span></text:p>
      <text:p text:style-name="P6"><text:tab/>V další fázi jsou z obdržených dat tvořeny vrcholy, které se přidávají do <text:span text:style-name="T6">datového</text:span> typu <text:span text:style-name="T6">Set</text:span>. <text:span text:style-name="T6">Jedná se o implementaci datového typu množina. Díky tomu jsou eliminovány případné duplicitní vrcholy.</text:span> <text:span text:style-name="T9">Pro další použití jsou vrcholy uchovávány v datovém typu ArrayList typu Vrchol.</text:span></text:p>
      <text:p text:style-name="P6"><text:tab/>Vrchol je objekt, v tomto případě třída, která nese základní informace o vrcholu. Všechny takto vytvořené vrcholy jsou následně setříděny podle čísla vrcholu <text:span text:style-name="T6">(označení stanice)</text:span> a času vrcholu (není podstatné zda je to čas příjezdu do vrcholu nebo odjezdu z vrcholu). Toto setřídění zajišťuje anonymní třída, která využívá datový typ Comparator typu Vrchol. </text:p>
      <text:p text:style-name="P7"><text:tab/>K Vrcholům jsou poté přidány hrany <text:span text:style-name="T8">ze zpracovaného vstupu</text:span>. <text:span text:style-name="T7">Ty jsou uchovávány v datovém typu Map, kde je vždy vrchol a vzdálenost do vrcholu tj. ohodnocení hrany. Datový typ </text:span><text:span text:style-name="T15">Map má tu výhodu, že umožňuje vyhledávání prvku dle klíče v průměrně konstantním čase</text:span><text:span text:style-name="T7">. Dále se přidá hrana mezi dva vrcholy se stejným číslem stanice a odlišnými časy. Hrana vede z vrcholu s menším časem do vrcholu s větším časem. To umožňuje ,,čekání“ ve stanici na další spoj.</text:span></text:p>
      <text:p text:style-name="P7"><text:tab/><text:span text:style-name="T8">Při zpracování jednotlivých dotazů na spojení se vždy nastaví každému vrcholu jeho vzdálenost na maximální možnou hodnotu typu Integer. A znovu se inicializuje jeho nejkratší cesta - jedná se o spojový seznam vrcholů, které leží na nejkratší (nejméně trvající) cestě z výchozího vrcholu do cílového vrcholu. Samotné hledání této cesty zajišťuje Dijkstrův algoritmus.</text:span></text:p>
      <text:p text:style-name="P5"/>
      <text:p text:style-name="P15">Dijkstrův algoritmus</text:p>
      <text:p text:style-name="P8"><text:tab/>Stěžejní částí <text:span text:style-name="T4">programu</text:span> je Dijk<text:span text:style-name="T4">s</text:span>trův algoritmus, který slouží k nalezení nejkratší cesty v grafu. <text:span text:style-name="T5">Tento algoritmus lze použít pouze pro grafy s kladně ohodnocenými hranami, to náš graf splňuje. Jeho princip je založen na prohledávání grafu do šířky. </text:span></text:p>
      <text:p text:style-name="P8"><text:span text:style-name="T5"><text:tab/>Naše implementace je následující:</text:span></text:p>
      <text:p text:style-name="P11">Máme dv<text:span text:style-name="T13">ě prázdné množiny</text:span> <text:span text:style-name="T13">datového typy</text:span> Set - nevyhodnocen<text:span text:style-name="T13">é</text:span> a vyhodnocen<text:span text:style-name="T13">é</text:span> vrchol<text:span text:style-name="T13">y</text:span>. <text:span text:style-name="T13">K nevyhodnoceným vrcholům přidáme vrchol, ze kterého hledáme cestu a nastavíme mu vzdálenost na nulu. Poté v cyklu provádíme následující postup dokud není množina nevyhodnocené vrcholy prázdná. Z nevyhodnocených vrcholů vezmeme ten s nejmenší vzdáleností, s tím poté dále pracujeme. Projdeme přes všechny jeho sousední vrcholy a pokud nejsou již vyhodnocené, tak je přidáme k nevyhodnoceným a aktualizujeme jim nejmenší vzdálenost. Pokud jsem změnili nejmenší vzdálenost, tak danému vrcholu také přidáme k nejkratší cestě vrchol, ze kterého jsme do daného vrcholu přicházeli. </text:span></text:p>
      <text:p text:style-name="P11"/>
      <text:p text:style-name="P12">Složitost</text:p>
      <text:p text:style-name="P10">Paměťová složitost našeho algoritmu je rovna velikosti ArrayListu vrcholů. To je počet spojů * 2.</text:p>
      <text:p text:style-name="P10"/>
      <text:p text:style-name="P10"><text:soft-page-break/>Časová složitost je <text:span text:style-name="T10">v nejhorším případě </text:span><text:span text:style-name="T3">počet vrcholů * počet vrchol. </text:span><text:span text:style-name="T11">To je dáno tím, že vrcholy neuchováme v haldě, ale v ArrayListu a musíme je tak </text:span><text:span text:style-name="T12">při použití Dijkstrova algoritmu </text:span><text:span text:style-name="T11">prohledávat sekvenčně.</text:span></text:p>
      <text:p text:style-name="P10"><text:span text:style-name="T11"/></text:p>
      <text:p text:style-name="P10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14:12.811221653</meta:creation-date>
    <dc:date>2017-04-20T21:09:33.649608505</dc:date>
    <meta:editing-duration>PT3H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518" meta:character-count="3408" meta:non-whitespace-character-count="2894"/>
  </office:meta>
</office:document-meta>
</file>